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Verdana" svg:font-family="Verdana"/>
    <style:font-face style:name="Courier New1" svg:font-family="'Courier New'" style:font-family-generic="modern"/>
    <style:font-face style:name="Courier 10 Pitch" svg:font-family="'Courier 10 Pitch'" style:font-adornments="Standard"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style:width="16.988cm" table:align="left"/>
    </style:style>
    <style:style style:name="Tabelle3.A" style:family="table-column">
      <style:table-column-properties style:column-width="2.226cm"/>
    </style:style>
    <style:style style:name="Tabelle3.B" style:family="table-column">
      <style:table-column-properties style:column-width="14.762cm"/>
    </style:style>
    <style:style style:name="Tabel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e6e6f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1" style:family="table">
      <style:table-properties style:width="17.002cm" fo:margin-left="0cm" fo:margin-right="-0.004cm" table:align="margins" style:writing-mode="lr-tb"/>
    </style:style>
    <style:style style:name="Tabelle1.A" style:family="table-column">
      <style:table-column-properties style:column-width="1.393cm" style:rel-column-width="5371*"/>
    </style:style>
    <style:style style:name="Tabelle1.B" style:family="table-column">
      <style:table-column-properties style:column-width="15.609cm" style:rel-column-width="60164*"/>
    </style:style>
    <style:style style:name="Tabelle1.1" style:family="table-row">
      <style:table-row-properties style:min-row-height="0.199cm" fo:keep-together="auto"/>
    </style:style>
    <style:style style:name="Tabel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B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0.5pt solid #000000" style:writing-mode="lr-tb"/>
    </style:style>
    <style:style style:name="Tabelle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0" style:family="table-cell">
      <style:table-cell-properties style:vertical-align="top" fo:padding-left="0.191cm" fo:padding-right="0.191cm" fo:padding-top="0cm" fo:padding-bottom="0cm" fo:border="0.5pt solid #000000" style:writing-mode="lr-tb"/>
    </style:style>
    <style:style style:name="Tabelle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1" style:family="table-cell">
      <style:table-cell-properties style:vertical-align="top" fo:padding-left="0.191cm" fo:padding-right="0.191cm" fo:padding-top="0cm" fo:padding-bottom="0cm" fo:border="0.5pt solid #000000" style:writing-mode="lr-tb"/>
    </style:style>
    <style:style style:name="Tabelle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2" style:family="table-cell">
      <style:table-cell-properties style:vertical-align="top" fo:padding-left="0.191cm" fo:padding-right="0.191cm" fo:padding-top="0cm" fo:padding-bottom="0cm" fo:border="0.5pt solid #000000" style:writing-mode="lr-tb"/>
    </style:style>
    <style:style style:name="Tabelle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3" style:family="table-cell">
      <style:table-cell-properties style:vertical-align="top" fo:padding-left="0.191cm" fo:padding-right="0.191cm" fo:padding-top="0cm" fo:padding-bottom="0cm" fo:border="0.5pt solid #000000" style:writing-mode="lr-tb"/>
    </style:style>
    <style:style style:name="Tabelle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4"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text-properties officeooo:rsid="0030dda8" officeooo:paragraph-rsid="0030dda8"/>
    </style:style>
    <style:style style:name="P2" style:family="paragraph" style:parent-style-name="Text_20_body">
      <style:text-properties officeooo:rsid="00467944" officeooo:paragraph-rsid="00467944"/>
    </style:style>
    <style:style style:name="P3" style:family="paragraph" style:parent-style-name="Text_20_body">
      <style:text-properties officeooo:rsid="00467944" officeooo:paragraph-rsid="0049939e"/>
    </style:style>
    <style:style style:name="P4" style:family="paragraph" style:parent-style-name="Text_20_body">
      <style:text-properties officeooo:rsid="00467944" officeooo:paragraph-rsid="004c676b"/>
    </style:style>
    <style:style style:name="P5" style:family="paragraph" style:parent-style-name="Text_20_body">
      <style:text-properties officeooo:rsid="004865f2" officeooo:paragraph-rsid="004865f2"/>
    </style:style>
    <style:style style:name="P6" style:family="paragraph" style:parent-style-name="Text_20_body">
      <style:text-properties officeooo:rsid="0049939e" officeooo:paragraph-rsid="0049939e"/>
    </style:style>
    <style:style style:name="P7" style:family="paragraph" style:parent-style-name="Text_20_body">
      <style:text-properties officeooo:rsid="0049939e" officeooo:paragraph-rsid="004afc53"/>
    </style:style>
    <style:style style:name="P8" style:family="paragraph" style:parent-style-name="Text_20_body">
      <style:paragraph-properties style:snap-to-layout-grid="false"/>
      <style:text-properties style:font-name="Arial" fo:font-size="11pt" fo:language="en" fo:country="US" officeooo:rsid="00467944" officeooo:paragraph-rsid="004c676b" style:font-size-asian="11pt" style:language-asian="de" style:country-asian="DE" style:font-size-complex="11pt"/>
    </style:style>
    <style:style style:name="P9" style:family="paragraph" style:parent-style-name="code">
      <style:text-properties officeooo:paragraph-rsid="004545fa"/>
    </style:style>
    <style:style style:name="P10" style:family="paragraph" style:parent-style-name="code">
      <style:text-properties officeooo:paragraph-rsid="004afc53"/>
    </style:style>
    <style:style style:name="P11" style:family="paragraph" style:parent-style-name="code">
      <style:text-properties officeooo:paragraph-rsid="004c676b"/>
    </style:style>
    <style:style style:name="P12" style:family="paragraph" style:parent-style-name="Standard">
      <style:text-properties officeooo:paragraph-rsid="0044b509"/>
    </style:style>
    <style:style style:name="P13" style:family="paragraph" style:parent-style-name="Standard">
      <style:text-properties fo:font-weight="bold" officeooo:paragraph-rsid="0044b509" style:font-weight-asian="bold" style:font-weight-complex="bold"/>
    </style:style>
    <style:style style:name="P14" style:family="paragraph" style:parent-style-name="Standard">
      <style:text-properties officeooo:rsid="0044b509" officeooo:paragraph-rsid="0044b509"/>
    </style:style>
    <style:style style:name="P15" style:family="paragraph" style:parent-style-name="Standard">
      <style:text-properties fo:font-size="10pt" officeooo:paragraph-rsid="0044b509" style:font-size-asian="10pt" style:font-size-complex="10pt"/>
    </style:style>
    <style:style style:name="P16" style:family="paragraph" style:parent-style-name="Standard">
      <style:paragraph-properties style:snap-to-layout-grid="false"/>
      <style:text-properties fo:font-size="10pt" officeooo:paragraph-rsid="0044b509" style:font-size-asian="10pt" style:font-size-complex="10pt"/>
    </style:style>
    <style:style style:name="P17" style:family="paragraph" style:parent-style-name="Standard">
      <style:text-properties fo:font-size="10pt" officeooo:rsid="0045fb1d" officeooo:paragraph-rsid="0044b509" style:font-size-asian="10pt" style:font-size-complex="10pt"/>
    </style:style>
    <style:style style:name="P18" style:family="paragraph" style:parent-style-name="Standard">
      <style:text-properties officeooo:rsid="00467944"/>
    </style:style>
    <style:style style:name="P19" style:family="paragraph" style:parent-style-name="Standard">
      <style:text-properties officeooo:rsid="00467944" officeooo:paragraph-rsid="0044b509"/>
    </style:style>
    <style:style style:name="P20" style:family="paragraph" style:parent-style-name="Standard">
      <style:text-properties officeooo:paragraph-rsid="00467944"/>
    </style:style>
    <style:style style:name="P21" style:family="paragraph" style:parent-style-name="Standard">
      <style:text-properties officeooo:paragraph-rsid="004865f2"/>
    </style:style>
    <style:style style:name="P22" style:family="paragraph" style:parent-style-name="Standard">
      <style:text-properties officeooo:paragraph-rsid="004afc53"/>
    </style:style>
    <style:style style:name="P23" style:family="paragraph" style:parent-style-name="Standard">
      <style:text-properties officeooo:rsid="004545fa" officeooo:paragraph-rsid="0044b509"/>
    </style:style>
    <style:style style:name="P24" style:family="paragraph" style:parent-style-name="Standard">
      <style:text-properties officeooo:rsid="004545fa" officeooo:paragraph-rsid="004afc53"/>
    </style:style>
    <style:style style:name="P25" style:family="paragraph" style:parent-style-name="Standard">
      <style:paragraph-properties style:snap-to-layout-grid="false"/>
      <style:text-properties style:font-name="Arial" fo:font-size="11pt" fo:language="en" fo:country="US" officeooo:paragraph-rsid="0045fb1d" style:font-size-asian="11pt" style:language-asian="de" style:country-asian="DE" style:font-size-complex="11pt"/>
    </style:style>
    <style:style style:name="P26" style:family="paragraph" style:parent-style-name="Standard" style:master-page-name="">
      <style:paragraph-properties fo:margin-left="0cm" fo:margin-right="0cm" fo:line-height="150%" fo:text-indent="0cm" style:auto-text-indent="false" style:page-number="auto" style:shadow="none"/>
      <style:text-properties fo:language="de" fo:country="AT" officeooo:rsid="0045fb1d" officeooo:paragraph-rsid="0045fb1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officeooo:rsid="00467490" officeooo:paragraph-rsid="00467490"/>
    </style:style>
    <style:style style:name="P29" style:family="paragraph" style:parent-style-name="Table_20_Contents">
      <style:text-properties officeooo:paragraph-rsid="00467490"/>
    </style:style>
    <style:style style:name="P30" style:family="paragraph" style:parent-style-name="Table_20_Contents">
      <style:text-properties style:language-asian="de" style:country-asian="DE"/>
    </style:style>
    <style:style style:name="P31" style:family="paragraph" style:parent-style-name="Table_20_Contents">
      <style:text-properties fo:language="de" fo:country="AT" style:language-asian="de" style:country-asian="DE"/>
    </style:style>
    <style:style style:name="P32" style:family="paragraph" style:parent-style-name="Standard" style:list-style-name="L2">
      <style:text-properties officeooo:paragraph-rsid="0044b509"/>
    </style:style>
    <style:style style:name="P33" style:family="paragraph" style:parent-style-name="Standard" style:list-style-name=""/>
    <style:style style:name="P34" style:family="paragraph" style:parent-style-name="Standard">
      <style:text-properties officeooo:paragraph-rsid="004afc53"/>
    </style:style>
    <style:style style:name="P35" style:family="paragraph" style:parent-style-name="Standard">
      <style:text-properties officeooo:rsid="004deb2b" officeooo:paragraph-rsid="004deb2b"/>
    </style:style>
    <style:style style:name="P36" style:family="paragraph" style:parent-style-name="Text_20_body" style:list-style-name="L1"/>
    <style:style style:name="P37" style:family="paragraph" style:parent-style-name="Text_20_body" style:list-style-name="L1">
      <style:text-properties officeooo:paragraph-rsid="00063b7c"/>
    </style:style>
    <style:style style:name="P38" style:family="paragraph" style:parent-style-name="Heading_20_1">
      <style:text-properties officeooo:rsid="0009f396" officeooo:paragraph-rsid="0044b509"/>
    </style:style>
    <style:style style:name="P39" style:family="paragraph" style:parent-style-name="Heading_20_1">
      <style:paragraph-properties fo:break-before="page"/>
      <style:text-properties officeooo:paragraph-rsid="0044b509"/>
    </style:style>
    <style:style style:name="P40" style:family="paragraph" style:parent-style-name="Heading_20_1">
      <style:paragraph-properties fo:break-before="page"/>
      <style:text-properties officeooo:paragraph-rsid="0009b74b"/>
    </style:style>
    <style:style style:name="P41" style:family="paragraph" style:parent-style-name="Heading_20_3">
      <style:paragraph-properties fo:break-before="page"/>
    </style:style>
    <style:style style:name="P42" style:family="paragraph" style:parent-style-name="Heading_20_2">
      <style:text-properties officeooo:rsid="0009f396" officeooo:paragraph-rsid="000bd18f"/>
    </style:style>
    <style:style style:name="P43" style:family="paragraph" style:parent-style-name="Heading_20_2">
      <style:text-properties officeooo:paragraph-rsid="0044b509"/>
    </style:style>
    <style:style style:name="P44" style:family="paragraph" style:parent-style-name="Heading_20_2">
      <style:text-properties officeooo:rsid="004afc53" officeooo:paragraph-rsid="004afc53"/>
    </style:style>
    <style:style style:name="P45" style:family="paragraph" style:parent-style-name="Heading_20_2">
      <style:text-properties officeooo:paragraph-rsid="004c676b"/>
    </style:style>
    <style:style style:name="P46" style:family="paragraph" style:parent-style-name="Heading_20_2">
      <style:text-properties officeooo:paragraph-rsid="004afc53"/>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paragraph-rsid="0044b509"/>
    </style:style>
    <style:style style:name="P49" style:family="paragraph" style:parent-style-name="code">
      <style:text-properties officeooo:paragraph-rsid="004deb2b"/>
    </style:style>
    <style:style style:name="P50" style:family="paragraph" style:parent-style-name="Contents_20_3">
      <style:paragraph-properties>
        <style:tab-stops>
          <style:tab-stop style:position="14.898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545fa" style:font-weight-asian="bold" style:font-weight-complex="bold"/>
    </style:style>
    <style:style style:name="T3" style:family="text">
      <style:text-properties officeooo:rsid="0009b74b"/>
    </style:style>
    <style:style style:name="T4" style:family="text">
      <style:text-properties officeooo:rsid="000bd18f"/>
    </style:style>
    <style:style style:name="T5" style:family="text">
      <style:text-properties officeooo:rsid="003cf4dc"/>
    </style:style>
    <style:style style:name="T6" style:family="text">
      <style:text-properties officeooo:rsid="004545fa"/>
    </style:style>
    <style:style style:name="T7" style:family="text">
      <style:text-properties officeooo:rsid="0045fb1d"/>
    </style:style>
    <style:style style:name="T8" style:family="text">
      <style:text-properties style:font-name="Arial"/>
    </style:style>
    <style:style style:name="T9" style:family="text">
      <style:text-properties officeooo:rsid="000b5a2c"/>
    </style:style>
    <style:style style:name="T10" style:family="text">
      <style:text-properties officeooo:rsid="00467490"/>
    </style:style>
    <style:style style:name="T11" style:family="text">
      <style:text-properties officeooo:rsid="00467944"/>
    </style:style>
    <style:style style:name="T12" style:family="text">
      <style:text-properties officeooo:rsid="004865f2"/>
    </style:style>
    <style:style style:name="T13" style:family="text">
      <style:text-properties officeooo:rsid="0049939e"/>
    </style:style>
    <style:style style:name="T14" style:family="text">
      <style:text-properties officeooo:rsid="004afc53"/>
    </style:style>
    <style:style style:name="T15" style:family="text">
      <style:text-properties fo:font-size="10pt" officeooo:rsid="0045fb1d" style:font-size-asian="10pt" style:font-size-complex="10pt"/>
    </style:style>
    <style:style style:name="T16" style:family="text">
      <style:text-properties officeooo:rsid="004c676b"/>
    </style:style>
    <style:style style:name="T17" style:family="text">
      <style:text-properties officeooo:rsid="004d10c4"/>
    </style:style>
    <style:style style:name="T18" style:family="text">
      <style:text-properties officeooo:rsid="004deb2b"/>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51"><text:a xlink:type="simple" xlink:href="#__RefHeading__5732_1458299649" text:style-name="Internet_20_link" text:visited-style-name="Internet_20_link">1. </text:a>Themenbereich: BETRIEBSSYSTEME-SOFTWARE<text:tab/>1</text:p>
          <text:p text:style-name="P52"><text:a xlink:type="simple" xlink:href="#__RefHeading__5734_1458299649" text:style-name="Internet_20_link" text:visited-style-name="Internet_20_link">1.1. </text:a>Rechtliche Grundlage: Lehrplan<text:tab/>1</text:p>
          <text:p text:style-name="P52"><text:a xlink:type="simple" xlink:href="#__RefHeading__5736_1458299649" text:style-name="Internet_20_link" text:visited-style-name="Internet_20_link">1.2. </text:a>Bildungs- und Lehraufgabe: BETRIEBSSYSTEME-SOFTWARE<text:tab/>2</text:p>
          <text:p text:style-name="P52"><text:a xlink:type="simple" xlink:href="#__RefHeading__8232_1751216161" text:style-name="Internet_20_link" text:visited-style-name="Internet_20_link">1.3. </text:a>Schulautonome Änderungen<text:tab/>2</text:p>
          <text:p text:style-name="P52"><text:a xlink:type="simple" xlink:href="#__RefHeading__8247_1751216161" text:style-name="Internet_20_link" text:visited-style-name="Internet_20_link">1.4. </text:a>Lernunterlagen<text:tab/>2</text:p>
          <text:p text:style-name="P51"><text:a xlink:type="simple" xlink:href="#__RefHeading__5982_1458299649" text:style-name="Internet_20_link" text:visited-style-name="Internet_20_link">2. </text:a>Aufgabenstellungen: BETRIEBSSYSTEME-SOFTWARE<text:tab/>3</text:p>
          <text:p text:style-name="P52"><text:a xlink:type="simple" xlink:href="#__RefHeading__8918_1699455374" text:style-name="Internet_20_link" text:visited-style-name="Internet_20_link">2.1. </text:a>Linux: Anlage Linux<text:tab/>3</text:p>
          <text:p text:style-name="P52"><text:a xlink:type="simple" xlink:href="#__RefHeading__8922_1699455374" text:style-name="Internet_20_link" text:visited-style-name="Internet_20_link">2.2. </text:a>Ereignissynchronisation: Producer/Consumer-Ringbuffer<text:tab/>3</text:p>
          <text:p text:style-name="P52"><text:a xlink:type="simple" xlink:href="#__RefHeading__8924_1699455374" text:style-name="Internet_20_link" text:visited-style-name="Internet_20_link">2.3. </text:a>Ereignissynchronisation<text:tab/>3</text:p>
          <text:p text:style-name="P52"><text:a xlink:type="simple" xlink:href="#__RefHeading__8928_1699455374" text:style-name="Internet_20_link" text:visited-style-name="Internet_20_link">2.4. </text:a>Kooperierende Prozesse<text:tab/>3</text:p>
          <text:p text:style-name="P52"><text:a xlink:type="simple" xlink:href="#__RefHeading__8930_1699455374" text:style-name="Internet_20_link" text:visited-style-name="Internet_20_link">2.5. </text:a>Semaphore-Operationen<text:tab/>4</text:p>
          <text:p text:style-name="P52"><text:a xlink:type="simple" xlink:href="#__RefHeading__10017_1699455374" text:style-name="Internet_20_link" text:visited-style-name="Internet_20_link">2.6. </text:a>POSIX: Signal control-c.c<text:tab/>5</text:p>
          <text:p text:style-name="P52"><text:a xlink:type="simple" xlink:href="#__RefHeading__4109_1762544912" text:style-name="Internet_20_link" text:visited-style-name="Internet_20_link">2.7. </text:a>+POSIX: IPC<text:tab/>5</text:p>
          <text:p text:style-name="P52"><text:a xlink:type="simple" xlink:href="#__RefHeading__10019_1699455374" text:style-name="Internet_20_link" text:visited-style-name="Internet_20_link">2.8. </text:a>+POSIX: ANLAGE Posix-Funktionen<text:tab/>5</text:p>
          <text:p text:style-name="P52"><text:a xlink:type="simple" xlink:href="#__RefHeading__10021_1699455374" text:style-name="Internet_20_link" text:visited-style-name="Internet_20_link">2.9. </text:a>POSIX: Signale wecker.c - Wecker mit Text<text:tab/>6</text:p>
          <text:p text:style-name="P52"><text:a xlink:type="simple" xlink:href="#__RefHeading__10034_1699455374" text:style-name="Internet_20_link" text:visited-style-name="Internet_20_link">2.10. </text:a>+POSIX: Anlage POSIX pipe-toupper<text:tab/>6</text:p>
          <text:p text:style-name="P52"><text:a xlink:type="simple" xlink:href="#__RefHeading__10023_1699455374" text:style-name="Internet_20_link" text:visited-style-name="Internet_20_link">2.11. </text:a>Threads: JAVA Runnable<text:tab/>6</text:p>
          <text:p text:style-name="P52"><text:a xlink:type="simple" xlink:href="#__RefHeading__10025_1699455374" text:style-name="Internet_20_link" text:visited-style-name="Internet_20_link">2.12. </text:a>Threads: Java FIFO<text:tab/>7</text:p>
          <text:p text:style-name="P50"><text:a xlink:type="simple" xlink:href="#__RefHeading__6881_1344072929" text:style-name="Internet_20_link" text:visited-style-name="Internet_20_link">2.12.1. </text:a>ANLAGE: JAVA-FIFO-make-threadsafe<text:tab/>8</text:p>
          <text:p text:style-name="P52"><text:a xlink:type="simple" xlink:href="#__RefHeading__8926_1699455374" text:style-name="Internet_20_link" text:visited-style-name="Internet_20_link">2.13. </text:a>Threads: Anlage counter.java<text:tab/>9</text:p>
          <text:p text:style-name="P52"><text:a xlink:type="simple" xlink:href="#__RefHeading__10027_1699455374" text:style-name="Internet_20_link" text:visited-style-name="Internet_20_link">2.14. </text:a>Threads: Java Lost Update<text:tab/>9</text:p>
          <text:p text:style-name="P52"><text:a xlink:type="simple" xlink:href="#__RefHeading__10029_1699455374" text:style-name="Internet_20_link" text:visited-style-name="Internet_20_link">2.15. </text:a>+Threads: CPP FIFO ???<text:tab/>9</text:p>
          <text:p text:style-name="P51"><text:a xlink:type="simple" xlink:href="#__RefHeading__5912_1458299649" text:style-name="Internet_20_link" text:visited-style-name="Internet_20_link">3. </text:a>Anlagen: BETRIEBSSYSTEME-SOFTWARE<text:tab/>10</text:p>
          <text:p text:style-name="P52"><text:a xlink:type="simple" xlink:href="#__RefHeading__9989_1699455374" text:style-name="Internet_20_link" text:visited-style-name="Internet_20_link">3.1. </text:a>Anlage: counter.java<text:tab/>11</text:p>
          <text:p text:style-name="P52"><text:a xlink:type="simple" xlink:href="#__RefHeading__10036_1699455374" text:style-name="Internet_20_link" text:visited-style-name="Internet_20_link">3.2. </text:a>Anlage: POSIX pipe-toupper<text:tab/>12</text:p>
          <text:p text:style-name="P52"><text:a xlink:type="simple" xlink:href="#__RefHeading__9991_1699455374" text:style-name="Internet_20_link" text:visited-style-name="Internet_20_link">3.3. </text:a>Anlage Linux anwenden<text:tab/>14</text:p>
          <text:p text:style-name="P52"><text:a xlink:type="simple" xlink:href="#__RefHeading__8938_1762544912" text:style-name="Internet_20_link" text:visited-style-name="Internet_20_link">3.4. </text:a>ANLAGE Posix-Funktionen<text:tab/>15</text:p>
        </text:index-body>
      </text:table-of-content>
      <text:p text:style-name="Text_20_body"/>
      <text:h text:style-name="P38" text:outline-level="1"><text:bookmark-start text:name="__RefHeading__5732_1458299649"/>Themenbereich: <text:span text:style-name="T3">BETRIEBSSYSTEME-SOFTWARE</text:span><text:bookmark-end text:name="__RefHeading__5732_1458299649"/></text:h>
      <text:h text:style-name="P42" text:outline-level="2"><text:bookmark-start text:name="__RefHeading__5734_1458299649"/>Rechtliche Grundlage: Lehrplan<text:bookmark-end text:name="__RefHeading__5734_1458299649"/></text:h>
      <text:p text:style-name="Standard"><text:bookmark-start text:name="__RefHeading__5980_1458299649"/>Höhere Lehranstalt für Elektronik und Technische Informatik<text:bookmark-end text:name="__RefHeading__5980_1458299649"/></text:p>
      <text:list xml:id="list3848919472458760835" text:style-name="L1">
        <text:list-item>
          <text:p text:style-name="P37"><text:a xlink:type="simple" xlink:href="http://www.htl.at/fileadmin/content/Lehrplan/HTL_VO_2011/BGBl_II_Nr_300_2011_Anlage_1_2.pdf">Lehrplan (Anlage 1.2) (442kb)</text:a><text:line-break/><text:a xlink:type="simple" xlink:href="http://www.htl.at/fileadmin/content/Lehrplan/HTL_VO_2011/BGBl_II_Nr_300_2011_Anlage_1.pdf">Allgemeine Bestimmungen (Anlage 1) (1061kb)</text:a><text:line-break/><text:soft-page-break/></text:p>
        </text:list-item>
        <text:list-item>
          <text:p text:style-name="P37">Jahr der Inkraftsetzung: 2011<text:line-break/>Verordnung </text:p>
        </text:list-item>
        <text:list-item>
          <text:p text:style-name="P36"><text:a xlink:type="simple" xlink:href="http://www.htl.at/fileadmin/content/Lehrplan/HTL_VO_2011/BGBl_II_Nr_300_2011.pdf">BGBl. II Nr. 300/2011</text:a></text:p>
          <text:p text:style-name="P37"/>
        </text:list-item>
      </text:list>
      <text:h text:style-name="P43" text:outline-level="2"><text:bookmark-start text:name="__RefHeading__5736_1458299649"/><text:span text:style-name="T4">Bildungs- und Lehraufgabe</text:span>: <text:span text:style-name="T3">BETRIEBSSYSTEME-SOFTWARE</text:span> <text:bookmark-end text:name="__RefHeading__5736_1458299649"/></text:h>
      <text:p text:style-name="P12">Die Schülerinnen und Schüler</text:p>
      <text:p text:style-name="P12"><text:tab/>- kennen die <text:span text:style-name="T1">wesentlichen Komponenten</text:span> eines modernen Betriebssystems, </text:p>
      <text:p text:style-name="P12"><text:tab/>- verstehen deren Aufgaben und </text:p>
      <text:p text:style-name="P12"><text:tab/>- können ein vorgegebenes Betriebssystem nützen;</text:p>
      <text:p text:style-name="P12"><text:tab/>- können elementare <text:span text:style-name="T1">Betriebssystemkomponenten</text:span> auf ihre </text:p>
      <text:p text:style-name="P12"><text:tab/><text:tab/>Ressourceneffizienz hin evaluieren und</text:p>
      <text:list xml:id="list3826754299103450971" text:style-name="L2">
        <text:list-item>
          <text:list>
            <text:list-item>
              <text:p text:style-name="P32">elementare Funktionen eines Betriebssystems erstellen (V).</text:p>
            </text:list-item>
          </text:list>
        </text:list-item>
      </text:list>
      <text:p text:style-name="P12"/>
      <text:p text:style-name="P12"/>
      <text:p text:style-name="P12"/>
      <table:table table:name="Tabelle3" table:style-name="Tabelle3">
        <table:table-column table:style-name="Tabelle3.A"/>
        <table:table-column table:style-name="Tabelle3.B"/>
        <table:table-row>
          <table:table-cell table:style-name="Tabelle3.A1" office:value-type="string">
            <text:p text:style-name="P13">Jahrgang </text:p>
          </table:table-cell>
          <table:table-cell table:style-name="Tabelle3.B1" office:value-type="string">
            <text:p text:style-name="P13">Inhalt</text:p>
          </table:table-cell>
        </table:table-row>
        <table:table-row>
          <table:table-cell table:style-name="Tabelle3.A6" office:value-type="string">
            <text:p text:style-name="P12">I</text:p>
          </table:table-cell>
          <table:table-cell table:style-name="Tabelle3.B6" office:value-type="string">
            <text:p text:style-name="P12"/>
          </table:table-cell>
        </table:table-row>
        <table:table-row>
          <table:table-cell table:style-name="Tabelle3.A6" office:value-type="string">
            <text:p text:style-name="P12">II</text:p>
          </table:table-cell>
          <table:table-cell table:style-name="Tabelle3.B6" office:value-type="string">
            <text:p text:style-name="P12">Anwendung von Systemsoftware. </text:p>
          </table:table-cell>
        </table:table-row>
        <table:table-row>
          <table:table-cell table:style-name="Tabelle3.A6" office:value-type="string">
            <text:p text:style-name="P12">III</text:p>
          </table:table-cell>
          <table:table-cell table:style-name="Tabelle3.B6" office:value-type="string">
            <text:p text:style-name="P12">Architektur von Betriebssystemen (Grundlagen).</text:p>
          </table:table-cell>
        </table:table-row>
        <table:table-row>
          <table:table-cell table:style-name="Tabelle3.A6" office:value-type="string">
            <text:p text:style-name="P12">IV</text:p>
          </table:table-cell>
          <table:table-cell table:style-name="Tabelle3.B6" office:value-type="string">
            <text:p text:style-name="P12">Architektur von Betriebssystemen Vertiefung (V).</text:p>
          </table:table-cell>
        </table:table-row>
        <table:table-row>
          <table:table-cell table:style-name="Tabelle3.A6" office:value-type="string">
            <text:p text:style-name="P12">V</text:p>
          </table:table-cell>
          <table:table-cell table:style-name="Tabelle3.B6" office:value-type="string">
            <text:p text:style-name="P12">Entwicklung von Betriebssystemkomponenten (V); </text:p>
            <text:p text:style-name="P12"><text:span text:style-name="T1">Systemprogrammierung</text:span> (V).</text:p>
          </table:table-cell>
        </table:table-row>
      </table:table>
      <text:p text:style-name="P12"/>
      <text:p text:style-name="P12"/>
      <text:h text:style-name="Heading_20_2" text:outline-level="2"><text:bookmark-start text:name="__RefHeading__8232_1751216161"/>Schulautonome Änderungen<text:bookmark-end text:name="__RefHeading__8232_1751216161"/></text:h>
      <text:p text:style-name="P14">keine</text:p>
      <text:h text:style-name="Heading_20_2" text:outline-level="2"><text:bookmark-start text:name="__RefHeading__8247_1751216161"/>Lernunterlagen<text:bookmark-end text:name="__RefHeading__8247_1751216161"/></text:h>
      <text:p text:style-name="P1">Gitlab: <text:a xlink:type="simple" xlink:href="https://gitlab.com/4me/courses/tree/master">https://gitlab.com/4me/courses/tree/master</text:a></text:p>
      <text:h text:style-name="P39" text:outline-level="1"><text:bookmark-start text:name="__RefHeading__5982_1458299649"/>Aufgabenstellungen: <text:span text:style-name="T3">BETRIEBSSYSTEME-SOFTWARE</text:span><text:bookmark-end text:name="__RefHeading__5982_1458299649"/></text:h>
      <text:h text:style-name="Heading_20_2" text:outline-level="2"><text:bookmark-start text:name="__RefHeading__8918_1699455374"/><text:span text:style-name="T14">Linux: <text:s/></text:span><text:a xlink:type="simple" xlink:href="#3.2.Anlage Linux anwenden|outline"><text:span text:style-name="T15">Anlage Linux</text:span></text:a><text:bookmark-end text:name="__RefHeading__8918_1699455374"/></text:h>
      <text:p text:style-name="P17">Beantworten Sie die in der <text:a xlink:type="simple" xlink:href="#3.2.Anlage Linux anwenden|outline">Anlage Linux</text:a> anwenden gestellten Aufgaben.</text:p>
      <text:p text:style-name="P12"/>
      <text:h text:style-name="Heading_20_2" text:outline-level="2"><text:bookmark-start text:name="__RefHeading__8922_1699455374"/>Ereignissynchronisation: Producer/Consumer-Ringbuffer<text:bookmark-end text:name="__RefHeading__8922_1699455374"/></text:h>
      <text:p text:style-name="P12">Prozess A liest Daten vom Netzwerk und schreibt diese in einen Ringpuffer. Ab und zu gehen beim Auslesen des Ringpuffers durch den Prozess B Daten verloren. </text:p>
      <text:p text:style-name="P12"><text:span text:style-name="T6">1. </text:span>Welche Synchronisationsprobleme treten dabei auf?</text:p>
      <text:p text:style-name="P12"><text:span text:style-name="T6">2. </text:span>Wie kann man das verhindern?</text:p>
      <text:p text:style-name="P12"/>
      <text:p text:style-name="P12"/>
      <text:h text:style-name="Heading_20_2" text:outline-level="2"><text:bookmark-start text:name="__RefHeading__8924_1699455374"/>Ereignissynchronisation<text:bookmark-end text:name="__RefHeading__8924_1699455374"/></text:h>
      <text:p text:style-name="P12">Bei der Ereignissynchronisation (Producer/Consumer) kann es vorkommen, dass ein WAKEUP ignoriert wird, und somit z.B. der Consumer nie mehr vom blockierten Zustand in den bereit Zustand wechseln kann. </text:p>
      <text:p text:style-name="P12"><text:span text:style-name="T6">1. </text:span>Geben Sie einen allgemeinen Einblick in die Problematik der Synchronisation. </text:p>
      <text:p text:style-name="P12"><text:span text:style-name="T6">2. </text:span>Gehen Sie auf die obige Behauptung ein und beschreiben Sie das Problem genauer. Wie lautet eine mögliche Lösung?</text:p>
      <text:p text:style-name="P23"/>
      <text:h text:style-name="Heading_20_2" text:outline-level="2"><text:bookmark-start text:name="__RefHeading__8928_1699455374"/>Kooperierende Prozesse<text:bookmark-end text:name="__RefHeading__8928_1699455374"/></text:h>
      <text:p text:style-name="P12">Kooperierende Prozesse sind rechnerübergreifend in Form von typischen Client/Server Programmen zu finden. Aber auch auf einem Rechner findet man diese Form der Datenverarbeitung.</text:p>
      <text:p text:style-name="P12"><text:span text:style-name="T6">1. </text:span>Geben Sie einen fundierten Einblick in die dabei verwendeten informatischen Grundkonzepte (Prozesszustände, Kommunikation und Synchronisation). </text:p>
      <text:p text:style-name="P12"><text:span text:style-name="T6">2. </text:span>Erklären Sie das Producer/Consumer Problem am Beispiel des Zugriffes auf einen gemeinsamen Ringbuffer. Verwenden Sie dazu die von java bereitgestellten Methoden zur Synchronisation: synchronized(), wait(), notify()<text:line-break/><text:line-break/>Hinweis: Ringbuffer<text:line-break/>leer: m_read==m_write<text:line-break/><text:soft-page-break/>enqueue: m_buffer(m_write)=i; m_write +=1; m_write= m_write Mod N<text:line-break/>dequeue: i=m_buffer(m_begin); m_begin +=1; m_begin= m_begin Mod N</text:p>
      <text:p text:style-name="P12"/>
      <text:h text:style-name="Heading_20_2" text:outline-level="2"><text:bookmark-start text:name="__RefHeading__8930_1699455374"/>Semaphore-Operationen<text:bookmark-end text:name="__RefHeading__8930_1699455374"/></text:h>
      <text:p text:style-name="P15">Gegeben ist der folgende Pseudocode: </text:p>
      <text:p text:style-name="code">struct semaphore{ int count=1; <text:s/>FIFO queue; } sema;</text:p>
      <text:p text:style-name="code"/>
      <text:p text:style-name="code">wait(sema): </text:p>
      <text:p text:style-name="P9"><text:tab/>if (sema.count&gt;0){</text:p>
      <text:p text:style-name="P9"><text:tab/><text:tab/>sema.count--;</text:p>
      <text:p text:style-name="P9"><text:tab/>}</text:p>
      <text:p text:style-name="P9"><text:tab/>else{ </text:p>
      <text:p text:style-name="P9"><text:tab/><text:tab/>addProcess(pid,sema.queue); <text:s/></text:p>
      <text:p text:style-name="P9"><text:tab/><text:tab/>suspend(pid); </text:p>
      <text:p text:style-name="P9"><text:tab/>} </text:p>
      <text:p text:style-name="code"/>
      <text:p text:style-name="code">signal(sema) : </text:p>
      <text:p text:style-name="P9"><text:tab/>if (isEmpty(sema.queue)== false){ </text:p>
      <text:p text:style-name="P9"/>
      <text:p text:style-name="P9"><text:tab/>}</text:p>
      <text:p text:style-name="P9"><text:tab/>else{ </text:p>
      <text:p text:style-name="P9"><text:tab/><text:tab/>pid= removeProcess(sema.queue);</text:p>
      <text:p text:style-name="P9"><text:tab/><text:tab/>resume(pid); </text:p>
      <text:p text:style-name="P9"><text:tab/><text:tab/>sema.count++; </text:p>
      <text:p text:style-name="P9"><text:tab/>}</text:p>
      <text:p text:style-name="P15"/>
      <text:p text:style-name="P15"><text:span text:style-name="T6">1. </text:span>Korrigieren Sie den Pseudocode für signal(), der ja offensichtlich fehlerhaft ist.</text:p>
      <text:p text:style-name="P15"><text:span text:style-name="T6">2. </text:span>Wofür werden Semaphore generell verwendet?</text:p>
      <text:p text:style-name="P16"><text:span text:style-name="T6">3. </text:span>Zeigen Sie den Einsatz anhand eines typischen Besipiels (Producer/Comsumer).</text:p>
      <text:p text:style-name="P12"/>
      <text:p text:style-name="P19"/>
      <text:p text:style-name="P2"/>
      <text:p text:style-name="P2"/>
      <text:p text:style-name="P2"/>
      <text:p text:style-name="P2"><text:s/></text:p>
      <text:p text:style-name="P2"/>
      <text:p text:style-name="P2"/>
      <text:p text:style-name="P2"/>
      <text:p text:style-name="P2"/>
      <text:p text:style-name="P2"/>
      <text:p text:style-name="P2"><text:soft-page-break/></text:p>
      <text:h text:style-name="Heading_20_2" text:outline-level="2"><text:bookmark-start text:name="__RefHeading__10017_1699455374"/><text:span text:style-name="T12">POSIX: Signal </text:span>control-c.c <text:bookmark-end text:name="__RefHeading__10017_1699455374"/></text:h>
      <text:p text:style-name="Standard">Schreiben Sie ein Programm, das beim Drücken von Ctrl-C (SIGINT) den Text </text:p>
      <text:p text:style-name="Standard">"Control-c" am Bildschirm ausgibt und das laufende Programm beendet. </text:p>
      <text:p text:style-name="Standard"/>
      <text:p text:style-name="Standard">#include &lt;signal.h&gt; </text:p>
      <text:p text:style-name="Standard">typedef void (*sighandler_t)(int); </text:p>
      <text:p text:style-name="Standard">sighandler_t signal(int signum, sighandler_t handler); </text:p>
      <text:p text:style-name="Standard"/>
      <text:p text:style-name="Standard">#include &lt;stdlib.h&gt; </text:p>
      <text:p text:style-name="Standard">void exit(int status); </text:p>
      <text:p text:style-name="Standard"/>
      <text:p text:style-name="P2"/>
      <text:h text:style-name="P44" text:outline-level="2"><text:bookmark-start text:name="__RefHeading__4109_1762544912"/><text:span text:style-name="T17">+</text:span>POSIX: IPC<text:bookmark-end text:name="__RefHeading__4109_1762544912"/></text:h>
      <text:p text:style-name="Standard">Die Interprozesskommunikation (IPC) kann nach dem POSIX Standard u.a. <text:s/>durch die folgenden <text:s/>Funktionen durchgeführt werden:</text:p>
      <text:p text:style-name="Standard">#include &lt;unistd.h&gt;</text:p>
      <text:p text:style-name="Standard"><text:tab/> <text:s text:c="2"/>size_t read(int fd, void *buf, size_t count);</text:p>
      <text:p text:style-name="Standard"><text:tab/> <text:s text:c="2"/>size_t write(int fd, const void *buf, size_t count);</text:p>
      <text:p text:style-name="Standard"><text:tab/> <text:s text:c="2"/>pid_t fork(void);</text:p>
      <text:p text:style-name="Standard"><text:tab/> <text:s text:c="2"/>int pipe(int pipefd[2]);</text:p>
      <text:p text:style-name="Standard">1. Skizzieren Sie ein typisches Beispiel mit den Funktionen: fork, pipe, read/write</text:p>
      <text:p text:style-name="Standard">2. Erklären Sie den Unterschied zwischen fork und pthread/Threads und </text:p>
      <text:p text:style-name="Standard">3. gehen Sie insbesondere auf den Datenaustausch-Mechanismus der beiden Varianten ein.</text:p>
      <text:h text:style-name="P45" text:outline-level="2"><text:bookmark-start text:name="__RefHeading__10019_1699455374"/><text:span text:style-name="T17">+</text:span>POSIX: <text:s/><text:a xlink:type="simple" xlink:href="#2.9.ANLAGE Posix-Funktionen|outline">ANLAGE Posix-Funktionen</text:a><text:bookmark-end text:name="__RefHeading__10019_1699455374"/></text:h>
      <text:p text:style-name="Standard">1. Was bedeutet POSIX?</text:p>
      <text:p text:style-name="Standard">2. Beantworten Sie die in der <text:a xlink:type="simple" xlink:href="#2.9.ANLAGE Posix-Funktionen|outline">ANLAGE Posix-Funktionen</text:a> gestellten Fragen.</text:p>
      <text:p text:style-name="P18"/>
      <text:p text:style-name="P2"/>
      <text:p text:style-name="P2"/>
      <text:p text:style-name="P2"/>
      <text:h text:style-name="Heading_20_2" text:outline-level="2"><text:bookmark-start text:name="__RefHeading__10021_1699455374"/><text:soft-page-break/><text:span text:style-name="T12">POSIX: Signale </text:span>wecker.c - Wecker mit Text <text:bookmark-end text:name="__RefHeading__10021_1699455374"/></text:h>
      <text:p text:style-name="Standard">Wir wollen einen "Wecker mit Text" erstellen. Man startet diesen und übergibt ihm eine Zeit in Sekunden und einen Text. Wenn diese Zeit abgelaufen ist, wird vom Wecker ein Signal (SIGALRM) abgesetzt. Standardmäßig wird dann das laufende Programm beendet. Wir wollen aber, dass das Programm vor dem Ende noch den Text ausgibt. </text:p>
      <text:p text:style-name="Standard">Aufruf: ./wecker.exe 10 "Kaffeepause mit Bob" &amp; </text:p>
      <text:p text:style-name="Standard"/>
      <text:p text:style-name="Standard">Hinweis: </text:p>
      <text:p text:style-name="Standard">#include &lt;unistd.h&gt; </text:p>
      <text:p text:style-name="Standard">unsigned int alarm(unsigned int seconds); </text:p>
      <text:p text:style-name="Standard"/>
      <text:p text:style-name="Standard">#include &lt;signal.h&gt; </text:p>
      <text:p text:style-name="Standard">typedef void (*sighandler_t)(int); </text:p>
      <text:p text:style-name="Standard">sighandler_t signal(int signum, sighandler_t handler); </text:p>
      <text:p text:style-name="Standard"/>
      <text:p text:style-name="P3"/>
      <text:h text:style-name="P46" text:outline-level="2"><text:bookmark-start text:name="__RefHeading__10034_1699455374"/><text:span text:style-name="T17">+</text:span>POSIX: <text:s/><text:a xlink:type="simple" xlink:href="#2.12.Anlage: POSIX pipe-toupper |outline">Anlage POSIX pipe-toupper</text:a><text:bookmark-end text:name="__RefHeading__10034_1699455374"/></text:h>
      <text:p text:style-name="Standard">Gegeben ist das in der <text:a xlink:type="simple" xlink:href="#2.12.Anlage: POSIX pipe-toupper |outline">Anlage POSIX pipe-toupper</text:a> befindliche Programm. </text:p>
      <text:p text:style-name="Standard">1. Analysieren Sie das Programm und vervollständigen Sie die fehlenden Teile. </text:p>
      <text:p text:style-name="Standard">2. Was bedeutet POSIX? </text:p>
      <text:p text:style-name="Standard">3. Besprechen Sie die im Programm verwendeten Funktionen. </text:p>
      <text:p text:style-name="Standard"/>
      <text:p text:style-name="P6"/>
      <text:p text:style-name="P6"/>
      <text:h text:style-name="Heading_20_2" text:outline-level="2"><text:bookmark-start text:name="__RefHeading__10023_1699455374"/>Threads: JAVA <text:span text:style-name="T11">Runnable</text:span><text:bookmark-end text:name="__RefHeading__10023_1699455374"/></text:h>
      <text:p text:style-name="Standard">UserInterfaces werden in Java u.a. auf folg. Weise programmiert:</text:p>
      <text:p text:style-name="Standard">public class Formular extends Jframe {…}</text:p>
      <text:p text:style-name="Standard">Oftmals werden hier auch rechenintensive Operation ausgeführt. Da Java keine Mehrfachvererbung unterstützt, kann man nicht auch noch von der Klasse java.lang.Thread erben. Das Interface Runnable bietet hier Abhilfe.</text:p>
      <text:p text:style-name="P20"><text:span text:style-name="T11">1. </text:span>Erklären Sie dieses Konzept und skizzieren Sie ein Beispiel.</text:p>
      <text:p text:style-name="P20"/>
      <text:h text:style-name="Heading_20_2" text:outline-level="2"><text:bookmark-start text:name="__RefHeading__10025_1699455374"/><text:soft-page-break/>Threads: Java FIFO<text:bookmark-end text:name="__RefHeading__10025_1699455374"/></text:h>
      <text:p text:style-name="Standard">Gegeben sei der folg. Code (Producer/Consumer): </text:p>
      <text:p text:style-name="Standard">1. Besprechen Sie die darin enthaltenen Konzepte der Parallelverarbeitung.</text:p>
      <text:p text:style-name="Standard">2. Machen Sie den in der Anlage JAVA-FIFO-make-threadsafe bestehenden Code thread-safe,</text:p>
      <text:p text:style-name="Standard"><text:tab/>sodass dieses Programm die Klasse FIFO verwenden kann.</text:p>
      <text:p text:style-name="code">class Producer extends Thread{</text:p>
      <text:p text:style-name="code"><text:tab/>FIFO fifo;</text:p>
      <text:p text:style-name="code"><text:tab/>public Producer(FIFO fifo){ this.fifo=fifo; }</text:p>
      <text:p text:style-name="code"><text:tab/><text:tab/></text:p>
      <text:p text:style-name="code"><text:tab/>@Override public void run(){</text:p>
      <text:p text:style-name="code"><text:tab/><text:tab/>for (int i=1; i &lt;=500; i++)<text:tab/>fifo.enqueue(i);</text:p>
      <text:p text:style-name="code"><text:tab/>}}</text:p>
      <text:p text:style-name="code"></text:p>
      <text:p text:style-name="code">class Consumer extends Thread{</text:p>
      <text:p text:style-name="code"><text:tab/>FIFO fifo;</text:p>
      <text:p text:style-name="code"><text:tab/>public Consumer(FIFO fifo){ this.fifo=fifo; }</text:p>
      <text:p text:style-name="code"><text:tab/></text:p>
      <text:p text:style-name="code"><text:tab/>@Override public void run(){</text:p>
      <text:p text:style-name="code"><text:tab/><text:tab/>for (int i=1; i &lt;=500; i++)</text:p>
      <text:p text:style-name="code"><text:tab/><text:tab/><text:tab/>System.out.println("CONSUMER: " + fifo.dequeue());</text:p>
      <text:p text:style-name="code"><text:tab/>}}</text:p>
      <text:p text:style-name="code"></text:p>
      <text:p text:style-name="code">public class Main {</text:p>
      <text:p text:style-name="code"><text:tab/>public static void main(String[] args){</text:p>
      <text:p text:style-name="code"><text:tab/><text:tab/>FIFO fifo= new FIFO(5);</text:p>
      <text:p text:style-name="code"><text:tab/><text:tab/></text:p>
      <text:p text:style-name="code"><text:tab/><text:tab/>Producer producer1= new Producer(fifo);</text:p>
      <text:p text:style-name="code"><text:tab/><text:tab/>Producer producer2= new Producer(fifo);</text:p>
      <text:p text:style-name="code"><text:tab/><text:tab/>Consumer consumer= new Consumer(fifo);</text:p>
      <text:p text:style-name="code"><text:tab/><text:tab/></text:p>
      <text:p text:style-name="code"><text:tab/><text:tab/>producer1.start(); producer2.start();</text:p>
      <text:p text:style-name="code"></text:p>
      <text:p text:style-name="code"><text:tab/><text:tab/>consumer.start();</text:p>
      <text:p text:style-name="code"><text:tab/><text:tab/></text:p>
      <text:p text:style-name="code"><text:s text:c="8"/>try { <text:s text:c="3"/></text:p>
      <text:p text:style-name="P49"><text:tab/><text:tab/> <text:s text:c="3"/>producer<text:span text:style-name="T18">1</text:span>.join(); producer<text:span text:style-name="T18">2</text:span>.join();</text:p>
      <text:p text:style-name="code"><text:tab/><text:tab/> <text:s text:c="3"/>consumer.join();</text:p>
      <text:p text:style-name="code"><text:s text:c="8"/>} catch(Exception e) { //... }</text:p>
      <text:p text:style-name="code"><text:tab/>}}</text:p>
      <text:p text:style-name="P22"/>
      <text:p text:style-name="P22"/>
      <text:h text:style-name="P41" text:outline-level="3"><text:bookmark-start text:name="__RefHeading__6881_1344072929"/>ANLAGE: JAVA-FIFO-<text:span text:style-name="T18">make-threadsafe</text:span><text:bookmark-end text:name="__RefHeading__6881_1344072929"/></text:h>
      <text:p text:style-name="code">class FIFO {</text:p>
      <text:p text:style-name="code"><text:tab/>private int [] queue;</text:p>
      <text:p text:style-name="code"><text:tab/>private int size, begin, end;</text:p>
      <text:p text:style-name="code"><text:tab/></text:p>
      <text:p text:style-name="code"><text:tab/>public FIFO(int size){</text:p>
      <text:p text:style-name="code"><text:tab/><text:tab/>this.size = size+1;</text:p>
      <text:p text:style-name="code"><text:tab/><text:tab/>this.queue = new int[size+1];</text:p>
      <text:p text:style-name="code"><text:tab/><text:tab/>begin = 0; <text:s/>end = 0;</text:p>
      <text:p text:style-name="code"><text:tab/>}</text:p>
      <text:p text:style-name="code"><text:tab/></text:p>
      <text:p text:style-name="code"><text:tab/></text:p>
      <text:p text:style-name="code"><text:tab/>__________________ public int dequeue(){</text:p>
      <text:p text:style-name="code"></text:p>
      <text:p text:style-name="code"><text:tab/><text:tab/>while (isEmpty())</text:p>
      <text:p text:style-name="code"><text:tab/><text:tab/><text:tab/>try {________________}catch(InterruptedException _ex){};</text:p>
      <text:p text:style-name="code"><text:tab/><text:tab/></text:p>
      <text:p text:style-name="code"><text:tab/><text:tab/>int value = queue[end];</text:p>
      <text:p text:style-name="code"><text:tab/><text:tab/>end++;</text:p>
      <text:p text:style-name="code"><text:tab/><text:tab/>end%=size;</text:p>
      <text:p text:style-name="code"><text:tab/><text:tab/></text:p>
      <text:p text:style-name="code"><text:tab/><text:tab/>________________________________; </text:p>
      <text:p text:style-name="code"></text:p>
      <text:p text:style-name="code"><text:tab/><text:tab/>return value;</text:p>
      <text:p text:style-name="code"><text:tab/>}</text:p>
      <text:p text:style-name="code"><text:tab/></text:p>
      <text:p text:style-name="code"><text:tab/>_____________________________ public boolean isEmpty(){</text:p>
      <text:p text:style-name="code"><text:tab/><text:tab/>if(begin == end){</text:p>
      <text:p text:style-name="code"><text:tab/><text:tab/><text:tab/>return true;</text:p>
      <text:p text:style-name="code"><text:tab/><text:tab/>}</text:p>
      <text:p text:style-name="code"><text:tab/><text:tab/>return false;</text:p>
      <text:p text:style-name="code"><text:tab/>}</text:p>
      <text:p text:style-name="code"><text:tab/></text:p>
      <text:p text:style-name="code"><text:tab/>_____________________________ public boolean isFull(){</text:p>
      <text:p text:style-name="code"><text:tab/><text:tab/>if(end == (begin+1)%size){</text:p>
      <text:p text:style-name="code"><text:tab/><text:tab/><text:tab/>return true;</text:p>
      <text:p text:style-name="code"><text:tab/><text:tab/>}</text:p>
      <text:p text:style-name="code"><text:tab/><text:tab/>return false;</text:p>
      <text:p text:style-name="code"><text:tab/>}</text:p>
      <text:p text:style-name="code"><text:tab/></text:p>
      <text:p text:style-name="code"><text:tab/>__________________________ public void enqueue(int item){</text:p>
      <text:p text:style-name="code"><text:tab/><text:tab/>while(this.isFull()) </text:p>
      <text:p text:style-name="code"><text:tab/><text:tab/><text:tab/>try {________________}catch(InterruptedException _ex){};</text:p>
      <text:p text:style-name="code"><text:tab/><text:tab/></text:p>
      <text:p text:style-name="code"><text:tab/><text:tab/>queue[begin] = item;</text:p>
      <text:p text:style-name="code"><text:tab/><text:tab/>begin++;</text:p>
      <text:p text:style-name="code"><text:tab/><text:tab/>begin%=size;</text:p>
      <text:p text:style-name="code"><text:tab/><text:tab/></text:p>
      <text:p text:style-name="code"><text:tab/><text:tab/>______________________________</text:p>
      <text:p text:style-name="code"><text:tab/>}</text:p>
      <text:p text:style-name="code">}</text:p>
      <text:p text:style-name="P35"/>
      <text:h text:style-name="P46" text:outline-level="2"><text:bookmark-start text:name="__RefHeading__8926_1699455374"/><text:soft-page-break/><text:span text:style-name="T14">Threads: <text:s/></text:span><text:a xlink:type="simple" xlink:href="#3.1.Anlage: counter.java|outline"><text:span text:style-name="T14">Anlage counter.</text:span></text:a><text:a xlink:type="simple" xlink:href="#3.1.Anlage: counter.java|outline"><text:span text:style-name="T14">java</text:span></text:a><text:bookmark-end text:name="__RefHeading__8926_1699455374"/></text:h>
      <text:p text:style-name="P22">In der <text:a xlink:type="simple" xlink:href="#3.1.Anlage: counter.java|outline">Anlage counter.</text:a><text:a xlink:type="simple" xlink:href="#3.1.Anlage: counter.java|outline"><text:span text:style-name="T6">java</text:span></text:a> finden Sie ein Programmlisting Counter.java</text:p>
      <text:p text:style-name="P22"><text:span text:style-name="T6">1. </text:span>Beschreiben Sie die Funktionalität. </text:p>
      <text:p text:style-name="P22"><text:span text:style-name="T6">2. </text:span>Besprechen Sie die darin verwendeten Technologien.</text:p>
      <text:p text:style-name="P24">3. Das Programm kann u. U. falsche Werte liefern. Besprechen Sie die Problematik und geben Sie eine Lösung an.</text:p>
      <text:p text:style-name="P24"/>
      <text:h text:style-name="Heading_20_2" text:outline-level="2"><text:bookmark-start text:name="__RefHeading__10027_1699455374"/>Threads: Java Lost Update<text:bookmark-end text:name="__RefHeading__10027_1699455374"/></text:h>
      <text:p text:style-name="P5">critical section</text:p>
      <text:p text:style-name="P5"/>
      <text:h text:style-name="Heading_20_2" text:outline-level="2"><text:bookmark-start text:name="__RefHeading__10029_1699455374"/><text:span text:style-name="T17">+</text:span>Threads: CPP FIFO ???<text:bookmark-end text:name="__RefHeading__10029_1699455374"/></text:h>
      <text:p text:style-name="P21"/>
      <text:h text:style-name="P40" text:outline-level="1"><text:bookmark-start text:name="__RefHeading__5912_1458299649"/>Anlage<text:span text:style-name="T3">n: BETRIEBSSYSTEME-SOFTWARE</text:span><text:bookmark-end text:name="__RefHeading__5912_1458299649"/></text:h>
      <text:h text:style-name="P33" text:outline-level="2"/>
      <text:h text:style-name="P48" text:outline-level="2"><text:bookmark-start text:name="__RefHeading__9989_1699455374"/><text:span text:style-name="Source_20_Text"><text:span text:style-name="T1">Anlage:</text:span></text:span><text:bookmark-start text:name="Anlage counter"/><text:span text:style-name="Source_20_Text"><text:span text:style-name="T1"> counter</text:span></text:span><text:bookmark-end text:name="Anlage counter"/><text:span text:style-name="Source_20_Text"><text:span text:style-name="T1">.java</text:span></text:span><text:bookmark-end text:name="__RefHeading__9989_1699455374"/></text:h>
      <text:p text:style-name="code"><text:span text:style-name="Source_20_Text">class Counter{ <text:s/>// -- bietet durch nextNumber() einen Nummerngenerator</text:span></text:p>
      <text:p text:style-name="code"><text:span text:style-name="Source_20_Text"><text:s text:c="2"/>int cnt;</text:span></text:p>
      <text:p text:style-name="code"><text:span text:style-name="Source_20_Text"/></text:p>
      <text:p text:style-name="code"><text:span text:style-name="Source_20_Text"><text:s text:c="2"/>public Counter(int cnt){ <text:s text:c="2"/>this.cnt = cnt; <text:s/>}</text:span></text:p>
      <text:p text:style-name="code"/>
      <text:p text:style-name="code"><text:span text:style-name="Source_20_Text"><text:s text:c="2"/>public int nextNumber() <text:s/>{</text:span></text:p>
      <text:p text:style-name="code"><text:span text:style-name="Source_20_Text"><text:s text:c="4"/>int ret = cnt;</text:span></text:p>
      <text:p text:style-name="code"><text:span text:style-name="Source_20_Text"><text:s text:c="4"/>// Hier </text:span><text:span text:style-name="Source_20_Text"><text:span text:style-name="T6">simulieren</text:span></text:span><text:span text:style-name="Source_20_Text"> zeitaufwendige Berechnungen </text:span><text:span text:style-name="Source_20_Text"><text:span text:style-name="T6">al</text:span></text:span><text:span text:style-name="Source_20_Text">s sei das Errechnen</text:span></text:p>
      <text:p text:style-name="code"><text:span text:style-name="Source_20_Text"><text:s text:c="4"/>// des Nachfolgezählers eine langwierige Operation, die durch den</text:span></text:p>
      <text:p text:style-name="code"><text:span text:style-name="Source_20_Text"><text:s text:c="4"/>// Scheduler </text:span><text:span text:style-name="Source_20_Text"><text:span text:style-name="T6">leicht </text:span></text:span><text:span text:style-name="Source_20_Text">unterbrochen werden kann.</text:span></text:p>
      <text:p text:style-name="code"><text:span text:style-name="Source_20_Text"><text:s text:c="4"/>double x = 1.0, y, z;</text:span></text:p>
      <text:p text:style-name="code"><text:span text:style-name="Source_20_Text"><text:s text:c="4"/>for (int i= 0; i &lt; 100000; ++i) {</text:span></text:p>
      <text:p text:style-name="code"><text:span text:style-name="Source_20_Text"><text:s text:c="6"/>x= Math.sin((x*i%35)*1.13);y= Math.log(x+10.0);z= Math.sqrt(x+y);</text:span></text:p>
      <text:p text:style-name="code"><text:span text:style-name="Source_20_Text"><text:s text:c="4"/>}</text:span></text:p>
      <text:p text:style-name="code"><text:span text:style-name="Source_20_Text"><text:s text:c="4"/>//Jetzt ist der Wert gefunden</text:span></text:p>
      <text:p text:style-name="code"><text:span text:style-name="Source_20_Text"><text:s text:c="4"/>cnt++;</text:span></text:p>
      <text:p text:style-name="code"><text:span text:style-name="Source_20_Text"><text:s text:c="4"/>return ret;</text:span></text:p>
      <text:p text:style-name="code"><text:span text:style-name="Source_20_Text"><text:s text:c="2"/>}</text:span></text:p>
      <text:p text:style-name="code"><text:span text:style-name="Source_20_Text">}</text:span></text:p>
      <text:p text:style-name="code"/>
      <text:p text:style-name="code"><text:span text:style-name="Source_20_Text">// ---- verwendet obige Klasse Counter --------------------------------</text:span></text:p>
      <text:p text:style-name="code"><text:span text:style-name="Source_20_Text">public class BS04CounterNotSychronized </text:span><text:span text:style-name="Source_20_Text"><text:span text:style-name="T1">extends Thread</text:span></text:span><text:span text:style-name="Source_20_Text"> {</text:span></text:p>
      <text:p text:style-name="code"><text:span text:style-name="Source_20_Text"><text:s text:c="2"/>private String name;</text:span></text:p>
      <text:p text:style-name="code"><text:span text:style-name="Source_20_Text"><text:s text:c="2"/>private Counter counter;<text:tab/>// obige Counterklasse verwenden</text:span></text:p>
      <text:p text:style-name="code"/>
      <text:p text:style-name="code"><text:span text:style-name="Source_20_Text"><text:s text:c="2"/>public BS04CounterNotSychronized(String name, Counter counter){</text:span></text:p>
      <text:p text:style-name="code"><text:span text:style-name="Source_20_Text"><text:s text:c="4"/>this.name = name;</text:span></text:p>
      <text:p text:style-name="code"><text:span text:style-name="Source_20_Text"><text:s text:c="4"/>this.counter = counter;</text:span></text:p>
      <text:p text:style-name="code"><text:span text:style-name="Source_20_Text"><text:s text:c="2"/>}</text:span></text:p>
      <text:p text:style-name="code"/>
      <text:p text:style-name="code"><text:span text:style-name="Source_20_Text"><text:s text:c="2"/></text:span><text:span text:style-name="Source_20_Text"><text:span text:style-name="T1">public void run(){</text:span></text:span></text:p>
      <text:p text:style-name="code"><text:span text:style-name="Source_20_Text"><text:s text:c="4"/>while (true) {</text:span></text:p>
      <text:p text:style-name="code"><text:span text:style-name="Source_20_Text"><text:s text:c="6"/>System.out.println(counter.nextNumber()+" for "+name);</text:span></text:p>
      <text:p text:style-name="code"><text:span text:style-name="Source_20_Text"><text:s text:c="4"/>}</text:span></text:p>
      <text:p text:style-name="code"><text:span text:style-name="Source_20_Text"><text:s text:c="2"/>}</text:span></text:p>
      <text:p text:style-name="code"/>
      <text:p text:style-name="code"><text:span text:style-name="Source_20_Text">// ---- main -----------------------------------------------------------</text:span></text:p>
      <text:p text:style-name="code"><text:span text:style-name="Source_20_Text"><text:s text:c="2"/>public static void main(String[] args) {</text:span></text:p>
      <text:p text:style-name="code"><text:span text:style-name="Source_20_Text"><text:s text:c="4"/></text:span><text:span text:style-name="Source_20_Text"><text:span text:style-name="T1">Thread[] t = new Thread[5]</text:span></text:span><text:span text:style-name="Source_20_Text">;</text:span></text:p>
      <text:p text:style-name="code"><text:span text:style-name="Source_20_Text"><text:s text:c="4"/>Counter n</text:span><text:span text:style-name="Source_20_Text"><text:span text:style-name="T6">um</text:span></text:span><text:span text:style-name="Source_20_Text">Generator = new Counter(10);</text:span></text:p>
      <text:p text:style-name="code"/>
      <text:p text:style-name="code"><text:span text:style-name="Source_20_Text"><text:s text:c="4"/>// starte 5 threads,die alle auf das Objekt (numGenerator) zugreifen</text:span></text:p>
      <text:p text:style-name="code"><text:span text:style-name="Source_20_Text"><text:s text:c="4"/>for (int i = 0; i &lt; 5; ++i) {</text:span></text:p>
      <text:p text:style-name="code"><text:span text:style-name="Source_20_Text"><text:s text:c="6"/></text:span><text:span text:style-name="Source_20_Text"><text:span text:style-name="T1">t[i] = new BS04CounterNotSychronized("Thread-"+i, n</text:span></text:span><text:span text:style-name="Source_20_Text"><text:span text:style-name="T2">u</text:span></text:span><text:span text:style-name="Source_20_Text"><text:span text:style-name="T1">mGenerator);</text:span></text:span></text:p>
      <text:p text:style-name="code"><text:span text:style-name="Source_20_Text"><text:span text:style-name="T1"><text:s text:c="6"/>t[i].start();</text:span></text:span></text:p>
      <text:p text:style-name="code"><text:span text:style-name="Source_20_Text"><text:s text:c="4"/>}</text:span></text:p>
      <text:p text:style-name="code"><text:span text:style-name="Source_20_Text"><text:s text:c="2"/>}</text:span></text:p>
      <text:p text:style-name="code"><text:span text:style-name="Source_20_Text"><text:span text:style-name="T5">}</text:span></text:span></text:p>
      <text:p text:style-name="Standard"/>
      <text:p text:style-name="Standard"/>
      <text:p text:style-name="P7"><text:soft-page-break/></text:p>
      <text:h text:style-name="P46" text:outline-level="2"><text:bookmark-start text:name="__RefHeading__10036_1699455374"/><text:span text:style-name="T13">Anlage: </text:span>POSIX pipe-<text:span text:style-name="T13">t</text:span>oupper <text:bookmark-end text:name="__RefHeading__10036_1699455374"/></text:h>
      <text:p text:style-name="P22">Erstellen Sie das Programm pipe-toupper.c, wobei </text:p>
      <text:p text:style-name="P22">der Vaterprozess </text:p>
      <text:p text:style-name="P22"><text:tab/>schliesst Lesekanal und </text:p>
      <text:p text:style-name="P22"><text:tab/>liest von der Tastaur Text ein (Ende mit "quit") und </text:p>
      <text:p text:style-name="P22"><text:tab/>schreibt diesen in den Schreibekanal (inkl.EOS) </text:p>
      <text:p text:style-name="P22">der Child-Prozess </text:p>
      <text:p text:style-name="P22"><text:tab/>schliesst den Schreibkanal und </text:p>
      <text:p text:style-name="P22"><text:tab/>liest aus dem Lesekanal und </text:p>
      <text:p text:style-name="P22"><text:tab/>wandelt das Gelesene in Grossbuchstaben um (toupper()) und </text:p>
      <text:p text:style-name="P22"><text:tab/>schreibt den Text auf den Bildschirm </text:p>
      <text:p text:style-name="P22"/>
      <text:p text:style-name="P22">Der Kommunikationsbuffer soll 128 Bytes sein. </text:p>
      <text:p text:style-name="P22">D.h. während der Vaterprozess die Benutzereingabe liest und an den Childprozess </text:p>
      <text:p text:style-name="P22">weiter reicht, soll der Childprozesse die gelesenen Daten in Grossbuchstaben </text:p>
      <text:p text:style-name="P22">umwandeln und auf die Konsole ausgeben. </text:p>
      <text:p text:style-name="P22"/>
      <text:p text:style-name="P10">#include &lt;stdio.h&gt; </text:p>
      <text:p text:style-name="P10">#include &lt;stdlib.h&gt; </text:p>
      <text:p text:style-name="P10">#include &lt;string.h&gt; </text:p>
      <text:p text:style-name="P10">#include &lt;errno.h&gt; </text:p>
      <text:p text:style-name="P10">#include &lt;ctype.h&gt; </text:p>
      <text:p text:style-name="P10">#include &lt;sys/wait.h&gt; </text:p>
      <text:p text:style-name="P10">#include &lt;unistd.h&gt; </text:p>
      <text:p text:style-name="P10"/>
      <text:p text:style-name="P10">#define SIZE 128 </text:p>
      <text:p text:style-name="P10"/>
      <text:p text:style-name="P10">int main(){ </text:p>
      <text:p text:style-name="P10"><text:tab/>int fd[2]; </text:p>
      <text:p text:style-name="P10"><text:tab/>int pid; </text:p>
      <text:p text:style-name="P10"><text:tab/>char buf[SIZE]; </text:p>
      <text:p text:style-name="P10"/>
      <text:p text:style-name="P10"><text:tab/>// pipe erzeugen </text:p>
      <text:p text:style-name="P10"><text:tab/>if(pipe(fd)&lt;0){ perror("error: pipe"); exit(1);} </text:p>
      <text:p text:style-name="P10"/>
      <text:p text:style-name="P10"><text:tab/>// fork </text:p>
      <text:p text:style-name="P10"><text:tab/>pid=fork(); </text:p>
      <text:p text:style-name="P10"><text:tab/>if (pid &lt; 0) { perror("error: fork"); exit(2);} </text:p>
      <text:p text:style-name="P10"><text:tab/>else if(pid&gt;0){ </text:p>
      <text:p text:style-name="P10"><text:tab/>// PARENT ------------------------------------------------------------------ </text:p>
      <text:p text:style-name="P10"><text:tab/><text:tab/>close(fd[0]); // lesen<text:tab/><text:tab/> </text:p>
      <text:p text:style-name="P10"/>
      <text:p text:style-name="P10"><text:soft-page-break/><text:tab/><text:tab/>write(1, "Text? ", strlen("Text? ") ); <text:s/>// printf </text:p>
      <text:p text:style-name="P10"><text:tab/><text:tab/>fgets(buf, SIZE, stdin); </text:p>
      <text:p text:style-name="P10"><text:tab/><text:tab/>buf[strlen(buf)-1]= '\0'; <text:s/>// enter löschen </text:p>
      <text:p text:style-name="P10"/>
      <text:p text:style-name="P10"/>
      <text:p text:style-name="P10"><text:tab/><text:tab/>// schreib eingabe zum CHILD </text:p>
      <text:p text:style-name="P10"><text:tab/><text:tab/>write(fd[1], buf, SIZE); </text:p>
      <text:p text:style-name="P10"><text:tab/><text:tab/> </text:p>
      <text:p text:style-name="P10"><text:tab/><text:tab/>close(fd[1]); </text:p>
      <text:p text:style-name="P10"/>
      <text:p text:style-name="P10"><text:tab/><text:tab/>wait(NULL); </text:p>
      <text:p text:style-name="P10"><text:tab/>}else{ </text:p>
      <text:p text:style-name="P10"><text:tab/>// CHILD ------------------------------------------------------------------ </text:p>
      <text:p text:style-name="P10"><text:tab/><text:tab/>close(fd[1]); <text:s/>// schreibKanla schliessen </text:p>
      <text:p text:style-name="P10"><text:s/></text:p>
      <text:p text:style-name="P10"><text:tab/><text:tab/>int len= read(fd[0], buf, SIZE); </text:p>
      <text:p text:style-name="P10"/>
      <text:p text:style-name="P10"><text:tab/><text:tab/>for (int i=0; i&lt; strlen(buf); i++) </text:p>
      <text:p text:style-name="P10"><text:tab/><text:tab/><text:tab/>buf[i]= toupper(buf[i]); </text:p>
      <text:p text:style-name="P10"/>
      <text:p text:style-name="P10"><text:tab/><text:tab/>printf("&lt;%s&gt;\n", buf); </text:p>
      <text:p text:style-name="P10"><text:tab/><text:tab/> </text:p>
      <text:p text:style-name="P10"><text:tab/><text:tab/>printf("\n"); </text:p>
      <text:p text:style-name="P10"/>
      <text:p text:style-name="P10"><text:tab/><text:tab/>close(fd[0]); </text:p>
      <text:p text:style-name="P10"><text:tab/><text:tab/><text:tab/><text:tab/> </text:p>
      <text:p text:style-name="P10"><text:tab/><text:tab/>exit(0); </text:p>
      <text:p text:style-name="P10"><text:tab/>} </text:p>
      <text:p text:style-name="P10"/>
      <text:p text:style-name="P10"><text:tab/>return 0; </text:p>
      <text:p text:style-name="P10">} </text:p>
      <text:p text:style-name="P7"/>
      <text:h text:style-name="P47" text:outline-level="2"><text:bookmark-start text:name="__RefHeading__9991_1699455374"/><text:span text:style-name="Source_20_Text"><text:span text:style-name="T7">Anlage Linux anwenden</text:span></text:span><text:bookmark-end text:name="__RefHeading__9991_1699455374"/></text:h>
      <text:p text:style-name="P26">Beantworten Sie die folgenden Fragen.</text:p>
      <table:table table:name="Tabelle1" table:style-name="Tabelle1">
        <table:table-column table:style-name="Tabelle1.A"/>
        <table:table-column table:style-name="Tabelle1.B"/>
        <table:table-row table:style-name="Tabelle1.1">
          <table:table-cell table:style-name="Tabelle1.A1" office:value-type="string">
            <text:p text:style-name="Table_20_Contents"/>
          </table:table-cell>
          <table:table-cell table:style-name="Tabelle1.B1" office:value-type="string">
            <text:p text:style-name="Table_20_Contents">Fragen:</text:p>
          </table:table-cell>
        </table:table-row>
        <table:table-row table:style-name="Tabelle1.1">
          <table:table-cell table:style-name="Tabelle1.A13" office:value-type="string">
            <text:p text:style-name="Table_20_Contents"><text:span text:style-name="T10">1</text:span>.</text:p>
            <text:p text:style-name="Table_20_Contents"/>
          </table:table-cell>
          <table:table-cell table:style-name="Tabelle1.B2" office:value-type="string">
            <text:p text:style-name="Table_20_Contents">Aus welcher Datei stammt die Zeile</text:p>
            <text:p text:style-name="P27">hofmann:x:7010:7001:A Hofmann :/home/hofmann:/bin/tcsh</text:p>
            <text:p text:style-name="Table_20_Contents">höchst wahrscheinlich? Welche Information <text:span text:style-name="T10">sind darin </text:span>ent<text:span text:style-name="T10">halten</text:span>?</text:p>
            <text:p text:style-name="Table_20_Contents"/>
          </table:table-cell>
        </table:table-row>
        <table:table-row table:style-name="Tabelle1.1">
          <table:table-cell table:style-name="Tabelle1.A13" office:value-type="string">
            <text:p text:style-name="P28">2.</text:p>
          </table:table-cell>
          <table:table-cell table:style-name="Tabelle1.B3" office:value-type="string">
            <text:p text:style-name="Table_20_Contents">Beschreiben Sie die Ausgabe von „ls –l<text:span text:style-name="T7">a</text:span>“.</text:p>
            <text:p text:style-name="Table_20_Contents">Was bedeuten im Zusammenhang mit dem Dateisystem „.“ und „..“</text:p>
            <text:p text:style-name="Table_20_Contents"/>
          </table:table-cell>
        </table:table-row>
        <table:table-row table:style-name="Tabelle1.1">
          <table:table-cell table:style-name="Tabelle1.A13" office:value-type="string">
            <text:p text:style-name="P28">3.</text:p>
          </table:table-cell>
          <table:table-cell table:style-name="Tabelle1.B4" office:value-type="string">
            <text:p text:style-name="Table_20_Contents">Was bewirkt der Befehl </text:p>
            <text:p text:style-name="P30">cd ; find . -name '*.c' -print | wc -l ?</text:p>
            <text:p text:style-name="P30"/>
          </table:table-cell>
        </table:table-row>
        <table:table-row table:style-name="Tabelle1.1">
          <table:table-cell table:style-name="Tabelle1.A13" office:value-type="string">
            <text:p text:style-name="P28">4.</text:p>
          </table:table-cell>
          <table:table-cell table:style-name="Tabelle1.B5" office:value-type="string">
            <text:p text:style-name="Table_20_Contents">Welches Resultat liefert das Kommando </text:p>
            <text:p text:style-name="P30">grep -w '[j-m]*aus' bei Anwendung auf die Datei foo.txt</text:p>
            <text:p text:style-name="Table_20_Contents">mit dem nachstehenden Inhalt:</text:p>
            <text:p text:style-name="Table_20_Contents"><text:s text:c="2"/>klaus raus</text:p>
            <text:p text:style-name="Table_20_Contents"><text:s text:c="2"/>jause mausen</text:p>
            <text:p text:style-name="Table_20_Contents"><text:s text:c="2"/>laus</text:p>
            <text:p text:style-name="Table_20_Contents"><text:s text:c="2"/>haus</text:p>
            <text:p text:style-name="Table_20_Contents"><text:s text:c="2"/>klause maus</text:p>
            <text:p text:style-name="P30"><text:s text:c="2"/>aussi kraus zausen</text:p>
            <text:p text:style-name="P30"/>
          </table:table-cell>
        </table:table-row>
        <table:table-row table:style-name="Tabelle1.1">
          <table:table-cell table:style-name="Tabelle1.A13" office:value-type="string">
            <text:p text:style-name="P28">5.</text:p>
          </table:table-cell>
          <table:table-cell table:style-name="Tabelle1.B6" office:value-type="string">
            <text:p text:style-name="P29"><text:span text:style-name="T7">Welches Kommando sendet d. Ausgabe von cmd1 zur Eingabe von cmd2</text:span>?</text:p>
            <text:p text:style-name="Table_20_Contents"><text:s text:c="2"/>cmd1 | cmd2 </text:p>
            <text:p text:style-name="Table_20_Contents"><text:s text:c="2"/>cmd1 || cmd2 </text:p>
            <text:p text:style-name="Table_20_Contents"><text:s text:c="2"/>cmd1 &amp;&amp; cmd2 </text:p>
            <text:p text:style-name="Table_20_Contents"><text:s text:c="2"/>cmd1 ; cmd2 </text:p>
            <text:p text:style-name="Table_20_Contents"/>
          </table:table-cell>
        </table:table-row>
        <table:table-row table:style-name="Tabelle1.1">
          <table:table-cell table:style-name="Tabelle1.A13" office:value-type="string">
            <text:p text:style-name="P28">6.</text:p>
          </table:table-cell>
          <table:table-cell table:style-name="Tabelle1.B7" office:value-type="string">
            <text:p text:style-name="P30">Was bewirkt chmod 754 foo.txt ?</text:p>
            <text:p text:style-name="P30"/>
          </table:table-cell>
        </table:table-row>
        <table:table-row table:style-name="Tabelle1.1">
          <table:table-cell table:style-name="Tabelle1.A13" office:value-type="string">
            <text:p text:style-name="P28">7.</text:p>
          </table:table-cell>
          <table:table-cell table:style-name="Tabelle1.B8" office:value-type="string">
            <text:p text:style-name="P31">ls www/*.htm* | wc -w</text:p>
            <text:p text:style-name="P31"/>
          </table:table-cell>
        </table:table-row>
        <table:table-row table:style-name="Tabelle1.1">
          <table:table-cell table:style-name="Tabelle1.A13" office:value-type="string">
            <text:p text:style-name="P28">8.</text:p>
          </table:table-cell>
          <table:table-cell table:style-name="Tabelle1.B9" office:value-type="string">
            <text:p text:style-name="Table_20_Contents">Ändern Sie die Permission der Datei httpd.conf, sodass nur mehr der Eigentümer der Datei diese lesen und auch löschen kann.</text:p>
            <text:p text:style-name="Table_20_Contents"/>
          </table:table-cell>
        </table:table-row>
        <table:table-row table:style-name="Tabelle1.1">
          <table:table-cell table:style-name="Tabelle1.A13" office:value-type="string">
            <text:p text:style-name="P28">9.</text:p>
          </table:table-cell>
          <table:table-cell table:style-name="Tabelle1.B10" office:value-type="string">
            <text:p text:style-name="Table_20_Contents"><text:span text:style-name="T9">Erklären Sie den Begriff File-Permission an diesem Beispiel: </text:span>-<text:span text:style-name="T9">rwxr-xr-x</text:span></text:p>
          </table:table-cell>
        </table:table-row>
        <table:table-row table:style-name="Tabelle1.1">
          <table:table-cell table:style-name="Tabelle1.A13" office:value-type="string">
            <text:p text:style-name="P28">10.</text:p>
          </table:table-cell>
          <table:table-cell table:style-name="Tabelle1.B11" office:value-type="string">
            <text:p text:style-name="Table_20_Contents">ps aux | grep root</text:p>
            <text:p text:style-name="Table_20_Contents"/>
          </table:table-cell>
        </table:table-row>
        <table:table-row table:style-name="Tabelle1.1">
          <table:table-cell table:style-name="Tabelle1.A13" office:value-type="string">
            <text:p text:style-name="P28">11.</text:p>
          </table:table-cell>
          <table:table-cell table:style-name="Tabelle1.B12" office:value-type="string">
            <text:p text:style-name="Table_20_Contents">ar -t /usr/lib/libc.a</text:p>
            <text:p text:style-name="Table_20_Contents"/>
          </table:table-cell>
        </table:table-row>
        <table:table-row table:style-name="Tabelle1.1">
          <table:table-cell table:style-name="Tabelle1.A13" office:value-type="string">
            <text:p text:style-name="P28">12.</text:p>
          </table:table-cell>
          <table:table-cell table:style-name="Tabelle1.B13" office:value-type="string">
            <text:p text:style-name="Table_20_Contents">egrep Holz `find . -print`</text:p>
            <text:p text:style-name="Table_20_Contents"/>
          </table:table-cell>
        </table:table-row>
        <table:table-row table:style-name="Tabelle1.1">
          <table:table-cell table:style-name="Tabelle1.A14" office:value-type="string">
            <text:p text:style-name="P28">13.</text:p>
          </table:table-cell>
          <table:table-cell table:style-name="Tabelle1.B14" office:value-type="string">
            <text:p text:style-name="Table_20_Contents"><text:span text:style-name="T7">Erklären Sie den Befehl </text:span>kill</text:p>
            <text:p text:style-name="Table_20_Contents"/>
          </table:table-cell>
        </table:table-row>
      </table:table>
      <text:p text:style-name="P25"/>
      <text:h text:style-name="P45" text:outline-level="2"><text:bookmark-start text:name="__RefHeading__8938_1762544912"/><text:soft-page-break/>ANLAGE Posix-Funktionen<text:bookmark-end text:name="__RefHeading__8938_1762544912"/></text:h>
      <text:p text:style-name="P11"><text:span text:style-name="T16">1. </text:span>Wahr oder falsch?</text:p>
      <text:p text:style-name="P11"/>
      <text:p text:style-name="P11"><text:span text:style-name="T16">a) </text:span>mit signal() kann man Prozessen das SIGINT-Signal schicken </text:p>
      <text:p text:style-name="P11"><text:tab/>o wahr <text:tab/><text:tab/>o falsch<text:tab/> </text:p>
      <text:p text:style-name="P11"/>
      <text:p text:style-name="P11">b) wenn der Parent-Prozess kein wait() aufruft, entsteht ein sog.<text:line-break/> <text:s text:c="2"/>Zombie-Prozess </text:p>
      <text:p text:style-name="P11"><text:tab/>o wahr <text:tab/><text:tab/>o falsch<text:tab/> </text:p>
      <text:p text:style-name="P11"/>
      <text:p text:style-name="P11">c) mit der Funktion pipe() erzeugt man eine sog. Named Pipe() </text:p>
      <text:p text:style-name="P11"><text:tab/>o wahr <text:tab/><text:tab/>o falsch<text:tab/> </text:p>
      <text:p text:style-name="P11"/>
      <text:p text:style-name="P11">d) die Funktion read() ist blockierend </text:p>
      <text:p text:style-name="P11"><text:tab/>o wahr <text:tab/><text:tab/>o falsch<text:tab/> </text:p>
      <text:p text:style-name="P11"/>
      <text:p text:style-name="P11">e) Ist die Interpretation von fork() korrekt? </text:p>
      <text:p text:style-name="P11"><text:tab/>o wahr <text:tab/><text:tab/>o falsch<text:tab/> </text:p>
      <text:p text:style-name="P11"/>
      <text:p text:style-name="P11"><text:tab/>int pid= fork(); </text:p>
      <text:p text:style-name="P11"><text:tab/>if (pid==0) { </text:p>
      <text:p text:style-name="P11"><text:tab/><text:tab/>// Parent Prozess <text:s/>} </text:p>
      <text:p text:style-name="P11"><text:tab/>else if (pid&gt;0){ </text:p>
      <text:p text:style-name="P11"><text:tab/><text:tab/>// Child Prozess <text:s text:c="2"/>} </text:p>
      <text:p text:style-name="P11"><text:tab/>else </text:p>
      <text:p text:style-name="P11"><text:tab/><text:tab/>// error </text:p>
      <text:p text:style-name="P11"/>
      <text:p text:style-name="P11"><text:span text:style-name="T16">f</text:span>) mit der Funktion kill() kann man Prozessen das SIGINT-Signal schicken </text:p>
      <text:p text:style-name="P11"><text:tab/>o wahr <text:tab/><text:tab/>o falsch<text:tab/> </text:p>
      <text:p text:style-name="P11"/>
      <text:p text:style-name="P11"/>
      <text:p text:style-name="P11"><text:span text:style-name="T16">g</text:span>) wenn der Parent-Prozess wait() aufruft, entsteht ein sog. Zombie-<text:line-break/> <text:s text:c="2"/>Prozess </text:p>
      <text:p text:style-name="P11"><text:tab/>o wahr <text:tab/><text:tab/>o falsch<text:tab/> </text:p>
      <text:p text:style-name="P11"/>
      <text:p text:style-name="P11"><text:span text:style-name="T16">h</text:span>) mit der Funktion pipe() erzeugt man eine sog. Named Pipe() </text:p>
      <text:p text:style-name="P11"><text:tab/>o wahr <text:tab/><text:tab/>o falsch<text:tab/> </text:p>
      <text:p text:style-name="P11"/>
      <text:p text:style-name="P11"><text:span text:style-name="T16">i</text:span>) die Funktion <text:span text:style-name="T16">pipe</text:span>() <text:span text:style-name="T16">erzeugt eine unidirektionale Verbindung, die zur<text:line-break/> <text:s text:c="2"/>Interprozesskommunikation verwendet wird.</text:span></text:p>
      <text:p text:style-name="P11"><text:tab/>o wahr <text:tab/><text:tab/>o falsch<text:tab/> </text:p>
      <text:p text:style-name="P11"/>
      <text:p text:style-name="P11"/>
      <text:p text:style-name="P11"/>
      <text:p text:style-name="P11"/>
      <text:p text:style-name="P11"><text:span text:style-name="T16">2. </text:span>G<text:span text:style-name="T16">eben Sie</text:span> eine kurze Beschreibung zur Funktion </text:p>
      <text:p text:style-name="P11"><text:tab/>int rv = execlp("sort", "sort", NULL); </text:p>
      <text:p text:style-name="P11"/>
      <text:p text:style-name="P11"/>
      <text:p text:style-name="P4"/>
      <text:p text:style-name="P8"><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Verdana" svg:font-family="Verdana"/>
    <style:font-face style:name="Courier New1" svg:font-family="'Courier New'" style:font-family-generic="modern"/>
    <style:font-face style:name="Courier 10 Pitch" svg:font-family="'Courier 10 Pitch'" style:font-adornments="Standard"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padding="0.049cm" fo:border-left="none" fo:border-right="none" fo:border-top="none" fo:border-bottom="0.06pt solid #000000"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master-page-name="">
      <style:paragraph-properties fo:line-height="100%" style:page-number="auto" text:number-lines="false" text:line-number="0">
        <style:tab-stops/>
      </style:paragraph-properties>
      <style:text-properties style:font-name="Courier 10 Pitch" fo:font-family="'Courier 10 Pitch'" style:font-style-name="Standard" style:font-pitch="fixed"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199cm" style:contextual-spacing="false" fo:line-height="10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10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ff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Formatvorlage_20_Standard_20__28_Web_29_" style:display-name="Formatvorlage Standard (Web)" style:family="paragraph" style:parent-style-name="Standard" style:next-style-name="Standard"/>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8Num35z0" style:family="text">
      <style:text-properties style:font-name="Symbol1" fo:font-family="Symbol" style:font-charset="x-symbol" fo:font-size="9pt" style:font-size-asian="9pt" style:font-name-complex="StarSymbol1"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1" style:font-family-complex="StarSymbol, 'Arial Unicode MS'"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2"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3"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4"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5"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6"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7"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8"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9"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47cm"/>
        </style:list-level-properties>
        <style:text-properties style:font-name="Symbol1"/>
      </text:list-level-style-bullet>
      <text:list-level-style-bullet text:level="2" text:style-name="WW8Num31z0" text:bullet-char="">
        <style:list-level-properties text:list-level-position-and-space-mode="label-alignment">
          <style:list-level-label-alignment text:label-followed-by="listtab" text:list-tab-stop-position="2.494cm"/>
        </style:list-level-properties>
        <style:text-properties style:font-name="Symbol1"/>
      </text:list-level-style-bullet>
      <text:list-level-style-bullet text:level="3" text:style-name="WW8Num31z0" text:bullet-char="">
        <style:list-level-properties text:list-level-position-and-space-mode="label-alignment">
          <style:list-level-label-alignment text:label-followed-by="listtab" text:list-tab-stop-position="3.741cm"/>
        </style:list-level-properties>
        <style:text-properties style:font-name="Symbol1"/>
      </text:list-level-style-bullet>
      <text:list-level-style-bullet text:level="4" text:style-name="WW8Num31z0" text:bullet-char="">
        <style:list-level-properties text:list-level-position-and-space-mode="label-alignment">
          <style:list-level-label-alignment text:label-followed-by="listtab" text:list-tab-stop-position="4.988cm"/>
        </style:list-level-properties>
        <style:text-properties style:font-name="Symbol1"/>
      </text:list-level-style-bullet>
      <text:list-level-style-bullet text:level="5" text:style-name="WW8Num31z0" text:bullet-char="">
        <style:list-level-properties text:list-level-position-and-space-mode="label-alignment">
          <style:list-level-label-alignment text:label-followed-by="listtab" text:list-tab-stop-position="6.235cm"/>
        </style:list-level-properties>
        <style:text-properties style:font-name="Symbol1"/>
      </text:list-level-style-bullet>
      <text:list-level-style-bullet text:level="6" text:style-name="WW8Num31z0" text:bullet-char="">
        <style:list-level-properties text:list-level-position-and-space-mode="label-alignment">
          <style:list-level-label-alignment text:label-followed-by="listtab" text:list-tab-stop-position="7.482cm"/>
        </style:list-level-properties>
        <style:text-properties style:font-name="Symbol1"/>
      </text:list-level-style-bullet>
      <text:list-level-style-bullet text:level="7" text:style-name="WW8Num31z0" text:bullet-char="">
        <style:list-level-properties text:list-level-position-and-space-mode="label-alignment">
          <style:list-level-label-alignment text:label-followed-by="listtab" text:list-tab-stop-position="8.729cm"/>
        </style:list-level-properties>
        <style:text-properties style:font-name="Symbol1"/>
      </text:list-level-style-bullet>
      <text:list-level-style-bullet text:level="8" text:style-name="WW8Num31z0" text:bullet-char="">
        <style:list-level-properties text:list-level-position-and-space-mode="label-alignment">
          <style:list-level-label-alignment text:label-followed-by="listtab" text:list-tab-stop-position="9.977cm"/>
        </style:list-level-properties>
        <style:text-properties style:font-name="Symbol1"/>
      </text:list-level-style-bullet>
      <text:list-level-style-bullet text:level="9" text:style-name="WW8Num31z0" text:bullet-char="">
        <style:list-level-properties text:list-level-position-and-space-mode="label-alignment">
          <style:list-level-label-alignment text:label-followed-by="listtab" text:list-tab-stop-position="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achspezifische Softwaretechnik<text:tab/><text:file-name text:display="name-and-extension">rdp-fsst-BETRIEBSSYSTEME-SOFTWARE.odt</text:file-name><text:tab/>Arbeitsunterlage</text:p>
      </style:header>
      <style:footer>
        <text:p text:style-name="Footer">Informatik<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1-05-16T22:53:54</meta:creation-date>
    <meta:editing-cycles>141</meta:editing-cycles>
    <meta:editing-duration>P5DT7H47M9S</meta:editing-duration>
    <meta:initial-creator>Anton Hofmann</meta:initial-creator>
    <dc:date>2016-06-11T17:08:50.036926640</dc:date>
    <dc:creator>hofmann </dc:creator>
    <meta:printed-by>Anton Hofmann</meta:printed-by>
    <meta:print-date>2011-10-20T19:42:19</meta:print-date>
    <meta:document-statistic meta:table-count="2" meta:image-count="0" meta:object-count="0" meta:page-count="15" meta:paragraph-count="413" meta:word-count="1833" meta:character-count="14137" meta:non-whitespace-character-count="11990"/>
    <meta:user-defined meta:name="Info 1"/>
    <meta:user-defined meta:name="Info 2"/>
    <meta:user-defined meta:name="Info 3"/>
    <meta:user-defined meta:name="Info 4"/>
    <meta:template xlink:type="simple" xlink:actuate="onRequest" xlink:title="arbeitsunterlage" xlink:href="../../../../meineVorlagen/arbeitsunterlage.ott" meta:date="2011-05-16T22:53:53"/>
  </office:meta>
</office:document-meta>
</file>